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aredItemStore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ItemStoreImpl.createLock( Lockable lockable , int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ItemStoreImpl.ro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ItemStoreImpl.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ItemStoreImpl.addListener( Repository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ItemStoreImpl.getRepositoryItem( RepositoryItemFactory factory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haredItemStoreImpl.registerRemoved( Transactionable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ItemStoreImpl.setIdentity( Identity ident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ItemStoreImpl.removeLock( Lockable lock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ItemStoreImpl.isModif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ItemStoreImpl.registerNew( Transactionable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ItemStoreImpl.isListenerRegistered( Repository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ItemStoreImpl.enqueueEvent( Repository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ItemStoreImpl.registerDirty( Transactionable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ItemStoreImpl.getIdentity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haredItemStoreImpl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ItemStoreImpl.getId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ItemStoreImpl.isDirty( Transactionable transaction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